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helvetica" svg:font-family="helvetica" style:font-family-generic="swiss"/>
  </office:font-face-decls>
  <office:automatic-styles>
    <style:style style:name="Table1" style:family="table">
      <style:table-properties style:width="16.896cm" fo:margin-left="0.065cm" table:align="left"/>
    </style:style>
    <style:style style:name="Table1.A" style:family="table-column">
      <style:table-column-properties style:column-width="5.6cm"/>
    </style:style>
    <style:style style:name="Table1.B" style:family="table-column">
      <style:table-column-properties style:column-width="5.657cm"/>
    </style:style>
    <style:style style:name="Table1.C" style:family="table-column">
      <style:table-column-properties style:column-width="5.639cm"/>
    </style:style>
    <style:style style:name="Table1.1" style:family="table-row">
      <style:table-row-properties style:min-row-height="0.619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6pt" officeooo:rsid="00e254b1" officeooo:paragraph-rsid="0019ac27"/>
    </style:style>
    <style:style style:name="P2" style:family="paragraph" style:parent-style-name="Standard">
      <style:text-properties fo:font-size="16pt" officeooo:rsid="0027205d" officeooo:paragraph-rsid="0019ac27"/>
    </style:style>
    <style:style style:name="P3" style:family="paragraph" style:parent-style-name="Standard">
      <style:text-properties fo:font-size="13pt" officeooo:rsid="00338f09" officeooo:paragraph-rsid="00338f09" style:font-size-asian="11.3500003814697pt" style:font-size-complex="13pt"/>
    </style:style>
    <style:style style:name="P4" style:family="paragraph" style:parent-style-name="Standard">
      <style:text-properties fo:font-size="16pt" officeooo:rsid="00e254b1" officeooo:paragraph-rsid="00338f09"/>
    </style:style>
    <style:style style:name="P5" style:family="paragraph" style:parent-style-name="Standard">
      <style:text-properties fo:font-size="11pt" officeooo:rsid="00215b72" officeooo:paragraph-rsid="00215b72" style:font-size-asian="11pt" style:font-size-complex="11pt"/>
    </style:style>
    <style:style style:name="P6" style:family="paragraph" style:parent-style-name="Standard">
      <style:text-properties fo:font-size="10pt" officeooo:rsid="00e254b1" officeooo:paragraph-rsid="0019ac27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0e377d" officeooo:paragraph-rsid="0019ac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1455" officeooo:paragraph-rsid="002e145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189e6f" officeooo:paragraph-rsid="0019ac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font-size="10pt" officeooo:rsid="00f88ae2" officeooo:paragraph-rsid="0019ac27" style:font-size-asian="10pt" style:font-size-complex="10pt"/>
    </style:style>
    <style:style style:name="P11" style:family="paragraph" style:parent-style-name="Standard">
      <style:text-properties fo:font-size="10pt" officeooo:rsid="00249ce9" officeooo:paragraph-rsid="0019ac27" style:font-size-asian="10pt" style:font-size-complex="10pt"/>
    </style:style>
    <style:style style:name="P12" style:family="paragraph" style:parent-style-name="Standard">
      <style:text-properties style:font-name="helvetica" fo:font-size="13pt" officeooo:rsid="00325cee" officeooo:paragraph-rsid="00325cee" style:font-size-asian="13pt" style:font-size-complex="13pt"/>
    </style:style>
    <style:style style:name="P13" style:family="paragraph" style:parent-style-name="Standard">
      <style:text-properties fo:font-size="10pt" officeooo:rsid="00325cee" officeooo:paragraph-rsid="00325cee" style:font-size-asian="10pt" style:font-size-complex="10pt"/>
    </style:style>
    <style:style style:name="P14" style:family="paragraph" style:parent-style-name="Standard">
      <style:text-properties style:font-name="helvetica" fo:font-size="10pt" officeooo:rsid="00338f09" officeooo:paragraph-rsid="00338f09" style:font-size-asian="10pt" style:font-size-complex="10pt"/>
    </style:style>
    <style:style style:name="P15" style:family="paragraph" style:parent-style-name="Standard">
      <style:text-properties style:font-name="helvetica" fo:font-size="10pt" officeooo:rsid="00249ce9" officeooo:paragraph-rsid="0019ac27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3pt" fo:font-weight="bold" officeooo:rsid="0031c5c6" officeooo:paragraph-rsid="0031c5c6" style:font-size-asian="11.3500003814697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helvetica" fo:font-size="13pt" fo:font-weight="normal" officeooo:rsid="0031c5c6" officeooo:paragraph-rsid="0031c5c6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helvetica" fo:font-size="13pt" officeooo:rsid="00338f09" officeooo:paragraph-rsid="0031c5c6" style:font-size-asian="13pt" style:font-size-complex="13pt"/>
    </style:style>
    <style:style style:name="P19" style:family="paragraph" style:parent-style-name="Standard">
      <style:text-properties style:font-name="helvetica" fo:font-size="13pt" officeooo:rsid="0031c5c6" officeooo:paragraph-rsid="0031c5c6" style:font-size-asian="13pt" style:font-size-complex="13pt"/>
    </style:style>
    <style:style style:name="P20" style:family="paragraph" style:parent-style-name="Standard">
      <style:text-properties style:font-name="helvetica" fo:font-size="13pt" officeooo:rsid="00249ce9" officeooo:paragraph-rsid="00249ce9" style:font-size-asian="13pt" style:font-size-complex="13pt"/>
    </style:style>
    <style:style style:name="P21" style:family="paragraph" style:parent-style-name="Standard">
      <style:text-properties style:font-name="helvetica" fo:font-size="13pt" officeooo:rsid="0034fde7" officeooo:paragraph-rsid="0034fde7" style:font-size-asian="13pt" style:font-size-complex="13pt"/>
    </style:style>
    <style:style style:name="P22" style:family="paragraph" style:parent-style-name="Standard">
      <style:paragraph-properties fo:text-align="center" style:justify-single-word="false"/>
      <style:text-properties fo:font-size="13pt" fo:font-weight="bold" officeooo:rsid="00369c93" officeooo:paragraph-rsid="00369c93" style:font-size-asian="11.3500003814697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helvetica" fo:font-size="13pt" fo:font-weight="normal" officeooo:rsid="00369c93" officeooo:paragraph-rsid="00369c93" style:font-size-asian="13pt" style:font-weight-asian="normal" style:font-size-complex="13pt" style:font-weight-complex="normal"/>
    </style:style>
    <style:style style:name="P24" style:family="paragraph" style:parent-style-name="Standard">
      <style:text-properties style:font-name="helvetica" fo:font-size="13pt" officeooo:rsid="00369c93" officeooo:paragraph-rsid="00369c93" style:font-size-asian="13pt" style:font-size-complex="13pt"/>
    </style:style>
    <style:style style:name="P25" style:family="paragraph" style:parent-style-name="Preformatted_20_Text">
      <style:text-properties style:font-name="helvetica" fo:font-size="13pt" officeooo:rsid="00369c93" officeooo:paragraph-rsid="00385877" style:font-size-asian="13pt" style:font-size-complex="13pt"/>
    </style:style>
    <style:style style:name="P26" style:family="paragraph" style:parent-style-name="Preformatted_20_Text">
      <style:text-properties style:font-name="helvetica" fo:font-size="13pt" officeooo:rsid="003c9779" officeooo:paragraph-rsid="003c9779" style:font-size-asian="13pt" style:font-size-complex="13pt"/>
    </style:style>
    <style:style style:name="P27" style:family="paragraph" style:parent-style-name="Preformatted_20_Text">
      <style:text-properties style:font-name="helvetica" fo:font-size="13pt" officeooo:rsid="00385877" officeooo:paragraph-rsid="00385877" style:font-size-asian="13pt" style:font-size-complex="13pt"/>
    </style:style>
    <style:style style:name="P28" style:family="paragraph" style:parent-style-name="Preformatted_20_Text">
      <style:text-properties style:font-name="helvetica" fo:font-size="13pt" officeooo:rsid="003e1078" officeooo:paragraph-rsid="003e1078" style:font-size-asian="13pt" style:font-size-complex="13pt"/>
    </style:style>
    <style:style style:name="P29" style:family="paragraph" style:parent-style-name="Standard">
      <style:text-properties style:font-name="helvetica" fo:font-size="13pt" officeooo:rsid="0039ee0c" officeooo:paragraph-rsid="0039ee0c" style:font-size-asian="13pt" style:font-size-complex="13pt"/>
    </style:style>
    <style:style style:name="P30" style:family="paragraph" style:parent-style-name="Standard">
      <style:text-properties fo:font-size="13pt" officeooo:rsid="00203153" officeooo:paragraph-rsid="0019ac27" style:font-size-asian="13pt" style:font-size-complex="13pt"/>
    </style:style>
    <style:style style:name="P31" style:family="paragraph" style:parent-style-name="Standard">
      <style:text-properties fo:font-size="10pt" officeooo:rsid="00203153" officeooo:paragraph-rsid="0019ac27" style:font-size-asian="10pt" style:font-size-complex="10pt"/>
    </style:style>
    <style:style style:name="P32" style:family="paragraph" style:parent-style-name="Standard">
      <style:text-properties fo:font-size="10pt" officeooo:rsid="00172e84" officeooo:paragraph-rsid="001f9318" style:font-size-asian="10pt" style:font-size-complex="10pt"/>
    </style:style>
    <style:style style:name="P33" style:family="paragraph" style:parent-style-name="Standard">
      <style:text-properties fo:font-size="10pt" style:font-size-asian="10pt" style:font-size-complex="10pt"/>
    </style:style>
    <style:style style:name="T1" style:family="text">
      <style:text-properties style:font-name="helvetica" officeooo:rsid="0019ac27"/>
    </style:style>
    <style:style style:name="T2" style:family="text">
      <style:text-properties style:font-name="helvetica" officeooo:rsid="0041a9fc"/>
    </style:style>
    <style:style style:name="T3" style:family="text">
      <style:text-properties officeooo:rsid="0019ac27"/>
    </style:style>
    <style:style style:name="T4" style:family="text">
      <style:text-properties fo:font-family="hevetica" fo:font-weight="bold" officeooo:rsid="00215b72" style:font-weight-asian="bold" style:font-weight-complex="bold"/>
    </style:style>
    <style:style style:name="T5" style:family="text">
      <style:text-properties officeooo:rsid="00343240"/>
    </style:style>
    <style:style style:name="T6" style:family="text">
      <style:text-properties officeooo:rsid="002dc834"/>
    </style:style>
    <style:style style:name="T7" style:family="text">
      <style:text-properties officeooo:rsid="00338f09"/>
    </style:style>
    <style:style style:name="T8" style:family="text">
      <style:text-properties officeooo:rsid="0035edba"/>
    </style:style>
    <style:style style:name="T9" style:family="text">
      <style:text-properties officeooo:rsid="003e1078"/>
    </style:style>
    <style:style style:name="T10" style:family="text">
      <style:text-properties officeooo:rsid="003ad8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old</text:span><text:span text:style-name="T2">b</text:span><text:span text:style-name="T1">ach conjecture</text:span><text:span text:style-name="T3"> </text:span></text:p>
      <text:p text:style-name="P2"/>
      <text:p text:style-name="P1">Every even integer greater than 2 can be written as the sum of two primes</text:p>
      <text:p text:style-name="P1"/>
      <text:p text:style-name="P1"><text:tab/><text:tab/><text:tab/><text:tab/><text:span text:style-name="T4">Abstract</text:span></text:p>
      <text:p text:style-name="P3">This is an approach (not full proof), to <text:span text:style-name="T5">be easier to deal with </text:span>the conjecture.</text:p>
      <text:p text:style-name="P4"/>
      <text:p text:style-name="P5">Just using parity rules <text:span text:style-name="T6">, to know which values are ok. So valid numbers are even+even, and odd+odd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A </text:p>
          </table:table-cell>
          <table:table-cell table:style-name="Table1.A1" office:value-type="string">
            <text:p text:style-name="P7">B</text:p>
          </table:table-cell>
          <table:table-cell table:style-name="Table1.C1" office:value-type="string">
            <text:p text:style-name="P8">A+B</text:p>
          </table:table-cell>
        </table:table-row>
        <table:table-row table:style-name="Table1.1">
          <table:table-cell table:style-name="Table1.A2" office:value-type="string">
            <text:p text:style-name="P7">Even</text:p>
          </table:table-cell>
          <table:table-cell table:style-name="Table1.A2" office:value-type="string">
            <text:p text:style-name="P7">Odd</text:p>
          </table:table-cell>
          <table:table-cell table:style-name="Table1.C2" office:value-type="string">
            <text:p text:style-name="P7">Odd</text:p>
          </table:table-cell>
        </table:table-row>
        <table:table-row table:style-name="Table1.1">
          <table:table-cell table:style-name="Table1.A2" office:value-type="string">
            <text:p text:style-name="P9">Odd</text:p>
          </table:table-cell>
          <table:table-cell table:style-name="Table1.A2" office:value-type="string">
            <text:p text:style-name="P9">Even</text:p>
          </table:table-cell>
          <table:table-cell table:style-name="Table1.C2" office:value-type="string">
            <text:p text:style-name="P9">Odd</text:p>
          </table:table-cell>
        </table:table-row>
        <table:table-row table:style-name="Table1.1">
          <table:table-cell table:style-name="Table1.A2" office:value-type="string">
            <text:p text:style-name="P7">Even</text:p>
          </table:table-cell>
          <table:table-cell table:style-name="Table1.A2" office:value-type="string">
            <text:p text:style-name="P7">Even</text:p>
          </table:table-cell>
          <table:table-cell table:style-name="Table1.C2" office:value-type="string">
            <text:p text:style-name="P7">Even</text:p>
          </table:table-cell>
        </table:table-row>
        <table:table-row table:style-name="Table1.1">
          <table:table-cell table:style-name="Table1.A2" office:value-type="string">
            <text:p text:style-name="P7">Odd</text:p>
          </table:table-cell>
          <table:table-cell table:style-name="Table1.A2" office:value-type="string">
            <text:p text:style-name="P7">Odd</text:p>
          </table:table-cell>
          <table:table-cell table:style-name="Table1.C2" office:value-type="string">
            <text:p text:style-name="P7">Even</text:p>
          </table:table-cell>
        </table:table-row>
      </table:table>
      <text:p text:style-name="P10"/>
      <text:p text:style-name="P11"/>
      <text:p text:style-name="P12">So , we only want even+even, or odd+odd, because those are the ones that sum<text:span text:style-name="T5">m</text:span>ed give even.</text:p>
      <text:p text:style-name="P13"/>
      <text:p text:style-name="P14"/>
      <text:p text:style-name="P15"/>
      <text:p text:style-name="P16">EXAMPLE</text:p>
      <text:p text:style-name="P16"/>
      <text:p text:style-name="P17">Suppose even number 12.</text:p>
      <text:p text:style-name="P18"/>
      <text:p text:style-name="P17"/>
      <text:p text:style-name="P17">We start by, </text:p>
      <text:p text:style-name="P17">12 = 11 + 1.<text:span text:style-name="T7"> </text:span></text:p>
      <text:p text:style-name="P17"/>
      <text:p text:style-name="P17">Then subtract 1 to 11, and add one to 1 ...we get </text:p>
      <text:p text:style-name="P17"/>
      <text:p text:style-name="P17">12 = 10 + 2</text:p>
      <text:p text:style-name="P17"/>
      <text:p text:style-name="P17">Subtract 1 to ten and add one to 2</text:p>
      <text:p text:style-name="P17"/>
      <text:p text:style-name="P17">12 = 9 + 3</text:p>
      <text:p text:style-name="P17"/>
      <text:p text:style-name="P17">12 = 8 + 4 </text:p>
      <text:p text:style-name="P17"/>
      <text:p text:style-name="P17">12 = 7 + 5</text:p>
      <text:p text:style-name="P17"/>
      <text:p text:style-name="P19">and keep doing that, until we get</text:p>
      <text:p text:style-name="P19"/>
      <text:p text:style-name="P19">12 = 6 + 6 (the same summand..after this it repeats the sequences)</text:p>
      <text:p text:style-name="P20"/>
      <text:p text:style-name="P19">e.g, next sequence is, </text:p>
      <text:p text:style-name="P19"><text:soft-page-break/></text:p>
      <text:p text:style-name="P19">A) <text:s/>12 = 5+ 7</text:p>
      <text:p text:style-name="P19"/>
      <text:p text:style-name="P19">But it has already been verified.</text:p>
      <text:p text:style-name="P19"/>
      <text:p text:style-name="P21">We can only use odd+odd, since primes are odd. So <text:span text:style-name="T8">no </text:span>need to calculate even + even numbers.</text:p>
      <text:p text:style-name="P22">Other information</text:p>
      <text:p text:style-name="P22"/>
      <text:p text:style-name="P23"><text:span text:style-name="T9">Considering numbers, </text:span>4,6,8,10</text:p>
      <text:p text:style-name="P21"/>
      <text:p text:style-name="P24">4 is divisible by 2, 6 is divisible by 3, 8 is divisible by 4</text:p>
      <text:p text:style-name="P24"/>
      <text:p text:style-name="P24">2k , for k=1, it always divide evens.</text:p>
      <text:p text:style-name="P24"/>
      <text:p text:style-name="P24">for k=2, which even does it divide? 8</text:p>
      <text:p text:style-name="P24"/>
      <text:p text:style-name="P24">for <text:s/>k= 3 , divides 6, and 12, and 18, 6k , for k = 1.</text:p>
      <text:p text:style-name="P24"/>
      <text:p text:style-name="P25">2k = sum of two equal numbers</text:p>
      <text:p text:style-name="P25"/>
      <text:p text:style-name="P26">2k = k + k</text:p>
      <text:p text:style-name="P25"/>
      <text:p text:style-name="P27">If k is prime, then conjecture holds...as in</text:p>
      <text:p text:style-name="P27">2*3 = 3+3</text:p>
      <text:p text:style-name="P27">2*5 = 5+5</text:p>
      <text:p text:style-name="P27">2*4 = 4+4 (doesnt hold)</text:p>
      <text:p text:style-name="P27">2*6 = 6+6 (doesnt hold)</text:p>
      <text:p text:style-name="P27">2*7 = 7+7 (holds).</text:p>
      <text:p text:style-name="P28">2*9 = 9+9 (doesnt hold, because nine isnt prime).</text:p>
      <text:p text:style-name="P20"/>
      <text:p text:style-name="P29">even A <text:s/>+ even A = even ...doesnt hold. (<text:span text:style-name="T10">its the </text:span>sum of two evens, not primes, so k=4 and k = 6, don't hold). </text:p>
      <text:p text:style-name="P29"/>
      <text:p text:style-name="P29">We need<text:span text:style-name="T10"> to have the following</text:span></text:p>
      <text:p text:style-name="P29">odd + odd = even</text:p>
      <text:p text:style-name="P30"/>
      <text:p text:style-name="P31"/>
      <text:p text:style-name="P32">André Albergaria Coelho</text:p>
      <text:p text:style-name="P33"><text:span text:style-name="T6">an</text:span>drealbergaria@gmail.co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helvetica" svg:font-family="helvetic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6-23T04:23:58.299981545</meta:creation-date>
    <dc:date>2025-05-01T20:00:26.114937222</dc:date>
    <meta:editing-duration>PT2H30M19S</meta:editing-duration>
    <meta:editing-cycles>37</meta:editing-cycles>
    <meta:generator>LibreOffice/25.2.2.2$Linux_X86_64 LibreOffice_project/7370d4be9e3cf6031a51beef54ff3bda878e3fac</meta:generator>
    <meta:document-statistic meta:table-count="1" meta:image-count="0" meta:object-count="0" meta:page-count="2" meta:paragraph-count="57" meta:word-count="331" meta:character-count="1516" meta:non-whitespace-character-count="1224"/>
  </office:meta>
</office:document-meta>
</file>